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5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number-columns-repeated="11" table:default-cell-style-name="Default"/>
        <table:table-row table:style-name="ro1">
          <table:table-cell office:value-type="string">
            <text:p>Game</text:p>
          </table:table-cell>
          <table:table-cell office:value-type="string">
            <text:p>Type</text:p>
          </table:table-cell>
          <table:table-cell office:value-type="string">
            <text:p>Tags</text:p>
          </table:table-cell>
          <table:table-cell office:value-type="string">
            <text:p>Description</text:p>
          </table:table-cell>
          <table:table-cell/>
          <table:table-cell office:value-type="string">
            <text:p>Cost of Console</text:p>
          </table:table-cell>
          <table:table-cell office:value-type="string">
            <text:p>Cost of Game</text:p>
          </table:table-cell>
          <table:table-cell office:value-type="string">
            <text:p>Extras</text:p>
          </table:table-cell>
          <table:table-cell office:value-type="string">
            <text:p>Image url</text:p>
          </table:table-cell>
          <table:table-cell office:value-type="string">
            <text:p>I like to play with friends.</text:p>
          </table:table-cell>
          <table:table-cell office:value-type="string">
            <text:p>I am extremely competitive.</text:p>
          </table:table-cell>
          <table:table-cell office:value-type="string">
            <text:p>I would like to play for money.</text:p>
          </table:table-cell>
          <table:table-cell office:value-type="string">
            <text:p>I like fantasy.</text:p>
          </table:table-cell>
          <table:table-cell office:value-type="string">
            <text:p>I like sillyness.</text:p>
          </table:table-cell>
          <table:table-cell office:value-type="string">
            <text:p>I like simplicity.</text:p>
          </table:table-cell>
          <table:table-cell table:number-columns-repeated="3"/>
          <table:table-cell office:value-type="string">
            <text:p>vg:</text:p>
          </table:table-cell>
          <table:table-cell office:value-type="string">
            <text:p>I like turn based more than action.</text:p>
          </table:table-cell>
        </table:table-row>
        <table:table-row table:style-name="ro2">
          <table:table-cell office:value-type="string">
            <text:p>4e Dungeons and Dragons</text:p>
          </table:table-cell>
          <table:table-cell office:value-type="string">
            <text:p>Tabletop RPG</text:p>
          </table:table-cell>
          <table:table-cell/>
          <table:table-cell office:value-type="string">
            <text:p>Always a classic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Pathfinder</text:p>
          </table:table-cell>
          <table:table-cell office:value-type="string">
            <text:p>Tabletop RPG</text:p>
          </table:table-cell>
          <table:table-cell table:number-columns-repeated="18"/>
        </table:table-row>
        <table:table-row table:style-name="ro2">
          <table:table-cell office:value-type="string">
            <text:p>Cyberpunk</text:p>
          </table:table-cell>
          <table:table-cell office:value-type="string">
            <text:p>Tabletop RPG</text:p>
          </table:table-cell>
          <table:table-cell table:number-columns-repeated="18"/>
        </table:table-row>
        <table:table-row table:style-name="ro2">
          <table:table-cell office:value-type="string">
            <text:p>Maids RPG</text:p>
          </table:table-cell>
          <table:table-cell office:value-type="string">
            <text:p>Tabletop RPG</text:p>
          </table:table-cell>
          <table:table-cell table:number-columns-repeated="18"/>
        </table:table-row>
        <table:table-row table:style-name="ro2">
          <table:table-cell office:value-type="string">
            <text:p>FATAL</text:p>
          </table:table-cell>
          <table:table-cell office:value-type="string">
            <text:p>Tabletop RPG</text:p>
          </table:table-cell>
          <table:table-cell/>
          <table:table-cell office:value-type="string">
            <text:p>Seriously?!?! Okay, no, you won't like this game. No one does. You probably have very weird answers. How about a nice game of Thermonuclear War instead? (Seriously, one reviewer said burning this would be an insult to fire...)</text:p>
          </table:table-cell>
          <table:table-cell table:number-columns-repeated="16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office:value-type="string">
            <text:p>Munchkin</text:p>
          </table:table-cell>
          <table:table-cell office:value-type="string">
            <text:p>Card Game</text:p>
          </table:table-cell>
          <table:table-cell table:number-columns-repeated="18"/>
        </table:table-row>
        <table:table-row table:style-name="ro2">
          <table:table-cell office:value-type="string">
            <text:p>Magic the Gathering</text:p>
          </table:table-cell>
          <table:table-cell office:value-type="string">
            <text:p>Card Game</text:p>
          </table:table-cell>
          <table:table-cell table:number-columns-repeated="18"/>
        </table:table-row>
        <table:table-row table:style-name="ro2">
          <table:table-cell office:value-type="string">
            <text:p>Cards Against Humanity</text:p>
          </table:table-cell>
          <table:table-cell table:number-columns-repeated="8"/>
          <table:table-cell office:value-type="string">
            <text:p>Comedic/Dark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Simple/Complex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Money/For Fun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With Large Group/Alone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Back stabbing/Cooperative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Anime references or not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UNLIMITED POWER!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Choices. Lots of choices.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I have no time to make a character! Can't I just start?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Magic/Science</text:p>
          </table:table-cell>
          <table:table-cell table:number-columns-repeated="10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office:value-type="string">
            <text:p>Further choices</text:p>
          </table:table-cell>
          <table:table-cell table:number-columns-repeated="2"/>
          <table:table-cell office:value-type="string">
            <text:p>Video Game bonus stuff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string">
            <text:p>-incorportate steam info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string">
            <text:p>-use tags as well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string">
            <text:p>-by cost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1/17/2018</text:date>, <text:time>15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Bruestle</meta:initial-creator>
    <meta:creation-date>2018-01-17T15:28:16.62</meta:creation-date>
    <dc:date>2018-01-17T15:43:03.38</dc:date>
    <dc:creator>Anna Bruestle</dc:creator>
    <meta:editing-duration>PT14M47S</meta:editing-duration>
    <meta:editing-cycles>1</meta:editing-cycles>
    <meta:document-statistic meta:table-count="3" meta:cell-count="48" meta:object-count="0"/>
    <meta:generator>OpenOffice/4.1.4$Win32 OpenOffice.org_project/414m5$Build-9788</meta:generator>
  </office:meta>
</office:document-meta>
</file>